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/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3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style:font-name="Times New Roman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5" style:family="text">
      <style:text-properties style:font-name="Times New Roman" fo:language="ru" fo:country="RU" fo:font-weight="bold" style:font-name-asian="Times New Roman1" style:font-weight-asian="bold" style:font-name-complex="Times New Roman1" style:font-weight-complex="bold"/>
    </style:style>
    <style:style style:name="T6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3cm" svg:height="0.771cm" draw:z-index="0"><draw:image xlink:href="../../odt/images/0078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Производная с ограничением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6">C-</text:span>код <text:span text:style-name="T6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769cm" svg:height="1.349cm" draw:z-index="0"><draw:image xlink:href="../../odt/images/0078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T1">Блок </text:span><text:span text:style-name="T3">реализует численное определение производной с ограничением модуля выходного значения, по следующей формуле:</text:span></text:p>
            <text:p text:style-name="P4"><draw:frame draw:style-name="fr3" draw:name="Объект1" text:anchor-type="as-char" svg:width="4.683cm" svg:height="1.362cm" draw:z-index="0"><draw:object xlink:href="./Object 1" xlink:type="simple" xlink:show="embed" xlink:actuate="onLoad"/><draw:image xlink:href="./ObjectReplacements/Object 1" xlink:type="simple" xlink:show="embed" xlink:actuate="onLoad"/></draw:frame>,</text:p>
            <text:p text:style-name="Text_20_body">на каждом временном шаге как отношение приращений динамической переменной и времени, <text:span text:style-name="T3">где</text:span><text:span text:style-name="T3"><draw:frame draw:style-name="fr3" draw:name="Object1" text:anchor-type="as-char" svg:width="1.055cm" svg:height="0.564cm" draw:z-index="0"><draw:object xlink:href="./Object 2" xlink:type="simple" xlink:show="embed" xlink:actuate="onLoad"/><draw:image xlink:href="./ObjectReplacements/Object 2" xlink:type="simple" xlink:show="embed" xlink:actuate="onLoad"/></draw:frame></text:span><text:span text:style-name="T3"> – вектор входных сигналов,</text:span><text:span text:style-name="T3"><draw:frame draw:style-name="fr3" draw:name="Object2" text:anchor-type="as-char" svg:width="1.087cm" svg:height="0.564cm" draw:z-index="0"><draw:object xlink:href="./Object 3" xlink:type="simple" xlink:show="embed" xlink:actuate="onLoad"/><draw:image xlink:href="./ObjectReplacements/Object 3" xlink:type="simple" xlink:show="embed" xlink:actuate="onLoad"/></draw:frame></text:span><text:span text:style-name="T3">– вектор выходных сигналов.</text:span></text:p>
            <text:p text:style-name="Text_20_body"><text:span text:style-name="T5">Свойства</text:span>:</text:p>
            <text:list xml:id="list6454635164096816395" text:style-name="L1">
              <text:list-item>
                <text:p text:style-name="P5"><text:span text:style-name="T3">Начальные условия – значение выходного вектора при </text:span><text:span text:style-name="T3"><draw:frame draw:style-name="fr3" draw:name="Объект4" text:anchor-type="as-char" svg:width="1.05cm" svg:height="0.549cm" draw:z-index="0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3">.</text:span></text:p>
              </text:list-item>
              <text:list-item>
                <text:p text:style-name="P5"><text:span text:style-name="T3">Максимальное значение производной – </text:span><text:span text:style-name="T3"><draw:frame draw:style-name="fr3" draw:name="Объект5" text:anchor-type="as-char" svg:width="0.55cm" svg:height="0.549cm" draw:z-index="0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3">.</text:span></text:p>
              </text:list-item>
            </text:list>
            <text:p text:style-name="Text_20_body"><text:span text:style-name="T2">Примечание:</text:span><text:span text:style-name="T3"> для реализации векторной обработки преобразуемые сигналы должны быть «сжаты» в векторный входной сигнал посредством типового блока </text:span><text:span text:style-name="T4">Мультиплексор</text:span><text:span text:style-name="T3">.</text:span>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оизводная с ограничением</dc:title>
    <dc:date>2012-03-30T15:51:30.84</dc:date>
    <meta:generator>OpenOffice_Beta/4.1.0$Win32 OpenOffice.org_project/410m14$Build-9760</meta:generator>
    <meta:editing-duration>PT2H5M38S</meta:editing-duration>
    <meta:editing-cycles>61</meta:editing-cycles>
    <meta:document-statistic meta:table-count="1" meta:image-count="2" meta:object-count="5" meta:page-count="1" meta:paragraph-count="13" meta:word-count="80" meta:character-count="586"/>
  </office:meta>
</office:document-meta>
</file>

<file path=Object 1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i mathvariant="italic">min</mi>
      </mrow>
      <mfenced open="[" close="]">
        <mrow>
          <mfrac>
            <mrow>
              <msub>
                <mi mathvariant="italic">du</mi>
                <mi>i</mi>
              </msub>
              <mrow>
                <mo stretchy="false">(</mo>
                <mrow>
                  <mi>t</mi>
                </mrow>
                <mo stretchy="false">)</mo>
              </mrow>
            </mrow>
            <mrow>
              <mi mathvariant="italic">dt</mi>
            </mrow>
          </mfrac>
          <mi>,</mi>
          <mi>A</mi>
        </mrow>
      </mfenced>
    </mrow>
    <annotation encoding="StarMath 5.0">y_i(t) = min left [ {du_i(t)} over {dt}, A right ]</annotation>
  </semantics>
</math>
</file>

<file path=Object 2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3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4/content.xml><?xml version="1.0" encoding="utf-8"?>
<math xmlns="http://www.w3.org/1998/Math/MathML">
  <semantics>
    <mrow>
      <mrow>
        <mi>t</mi>
        <mo stretchy="false">=</mo>
        <mn>0</mn>
      </mrow>
    </mrow>
    <annotation encoding="StarMath 5.0">t=0</annotation>
  </semantics>
</math>
</file>

<file path=Object 5/content.xml><?xml version="1.0" encoding="utf-8"?>
<math xmlns="http://www.w3.org/1998/Math/MathML">
  <semantics>
    <mrow>
      <mi>A</mi>
    </mrow>
    <annotation encoding="StarMath 5.0">A</annotation>
  </semantics>
</math>
</file>